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5cm" svg:y1="2.7cm" svg:x2="11.35cm" svg:y2="4.7cm" draw:start-shape="id1" draw:start-glue-point="8" draw:end-shape="id2" draw:end-glue-point="5" svg:d="M8500 2700v1001h2850v999" svg:viewBox="0 0 2851 2001">
          <text:p/>
        </draw:connector>
        <draw:connector draw:style-name="gr1" draw:text-style-name="P1" draw:layer="layout" svg:x1="14.089cm" svg:y1="2.7cm" svg:x2="11.35cm" svg:y2="4.7cm" draw:start-shape="id3" draw:start-glue-point="7" draw:end-shape="id2" draw:end-glue-point="5" svg:d="M14089 2700v1001h-2739v999" svg:viewBox="0 0 2740 2001">
          <text:p/>
        </draw:connector>
        <draw:custom-shape draw:style-name="gr2" draw:text-style-name="P1" xml:id="id4" draw:id="id4" draw:layer="layout" svg:width="5.9cm" svg:height="1.1cm" svg:x="1cm" svg:y="7.1cm">
          <text:p text:style-name="P2"><text:span text:style-name="T1">Carga Oceánic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6" draw:id="id6" draw:layer="layout" svg:width="5.9cm" svg:height="1.1cm" svg:x="1cm" svg:y="8.7cm">
          <text:p text:style-name="P2"><text:span text:style-name="T1">Carga Pola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7" draw:id="id7" draw:layer="layout" svg:width="5.8cm" svg:height="1.1cm" svg:x="1cm" svg:y="10.3cm">
          <text:p text:style-name="P2"><text:span text:style-name="T1">Alt Instrumenta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8" draw:id="id8" draw:layer="layout" svg:width="5.6cm" svg:height="1.1cm" svg:x="1cm" svg:y="11.9cm">
          <text:p text:style-name="P2"><text:span text:style-name="T1">Offset Antena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3" draw:id="id3" draw:layer="layout" svg:width="6cm" svg:height="1cm" svg:x="11.7cm" svg:y="1.7cm">
          <text:p text:style-name="P1"><text:span text:style-name="T1">Efemérid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" draw:id="id1" draw:layer="layout" svg:width="6cm" svg:height="1cm" svg:x="5.5cm" svg:y="1.7cm">
          <text:p text:style-name="P1"><text:span text:style-name="T1">RINEX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2" draw:id="id2" draw:layer="layout" svg:width="5.5cm" svg:height="1.1cm" svg:x="8.6cm" svg:y="4.7cm">
          <text:p text:style-name="P1"><text:span text:style-name="T1">Insumo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5" draw:id="id5" draw:layer="layout" svg:width="4.5cm" svg:height="2cm" svg:x="9.1cm" svg:y="8.8cm">
          <text:p text:style-name="P1">Procesamiento</text:p>
          <text:p text:style-name="P1">Por</text:p>
          <text:p text:style-name="P1">Punto Precis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draw:type="curve" svg:x1="6.9cm" svg:y1="7.65cm" svg:x2="9.1cm" svg:y2="9.8cm" draw:start-shape="id4" draw:start-glue-point="1" draw:end-shape="id5" draw:end-glue-point="5" svg:d="M6900 7650c1651 0 552 2150 2200 2150" svg:viewBox="0 0 2201 2151">
          <text:p/>
        </draw:connector>
        <draw:connector draw:style-name="gr1" draw:text-style-name="P1" draw:layer="layout" draw:type="curve" svg:x1="6.9cm" svg:y1="9.25cm" svg:x2="9.1cm" svg:y2="9.8cm" draw:start-shape="id6" draw:start-glue-point="1" draw:end-shape="id5" draw:end-glue-point="5" svg:d="M6900 9250c1651 0 552 550 2200 550" svg:viewBox="0 0 2201 551">
          <text:p/>
        </draw:connector>
        <draw:connector draw:style-name="gr1" draw:text-style-name="P1" draw:layer="layout" draw:type="curve" svg:x1="6.8cm" svg:y1="10.85cm" svg:x2="9.1cm" svg:y2="9.8cm" draw:start-shape="id7" draw:start-glue-point="1" draw:end-shape="id5" svg:d="M6800 10850c1726 0 577-1050 2300-1050" svg:viewBox="0 0 2301 1051">
          <text:p/>
        </draw:connector>
        <draw:connector draw:style-name="gr1" draw:text-style-name="P1" draw:layer="layout" draw:type="curve" svg:x1="6.6cm" svg:y1="12.45cm" svg:x2="9.1cm" svg:y2="9.8cm" draw:start-shape="id8" draw:start-glue-point="1" draw:end-shape="id5" svg:d="M6600 12450c1876 0 627-2650 2500-2650" svg:viewBox="0 0 2501 2651">
          <text:p/>
        </draw:connector>
        <draw:connector draw:style-name="gr1" draw:text-style-name="P1" draw:layer="layout" svg:x1="11.35cm" svg:y1="5.8cm" svg:x2="11.35cm" svg:y2="8.8cm" draw:start-shape="id2" draw:start-glue-point="8" draw:end-shape="id5" draw:end-glue-point="4" svg:d="M11350 5800v3000" svg:viewBox="0 0 1 3001">
          <text:p/>
        </draw:connector>
        <draw:custom-shape draw:style-name="gr2" draw:text-style-name="P3" xml:id="id9" draw:id="id9" draw:layer="layout" svg:width="5.79cm" svg:height="2.6cm" svg:x="14.8cm" svg:y="8.5cm">
          <text:p text:style-name="P3"><text:span text:style-name="T2"><text:s text:c="3"/></text:span><text:span text:style-name="T3">App PPP del CSRS</text:span></text:p>
          <text:p text:style-name="P3"><text:span text:style-name="T3"><text:s text:c="3"/></text:span><text:span text:style-name="T3">App PPP del IBGE</text:span></text:p>
          <text:p text:style-name="P3"><text:span text:style-name="T3"><text:s text:c="3"/></text:span><text:span text:style-name="T3">App PPP del JPL</text:span></text:p>
          <text:p text:style-name="P3"><text:span text:style-name="T3"><text:s text:c="3"/></text:span><text:span text:style-name="T3">App PPP Propi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" draw:text-style-name="P1" draw:layer="layout" svg:x1="14.8cm" svg:y1="9.8cm" svg:x2="13.6cm" svg:y2="9.8cm" draw:start-shape="id9" draw:start-glue-point="5" draw:end-shape="id5" draw:end-glue-point="7" svg:d="M14800 9800h-1200" svg:viewBox="0 0 1201 1">
          <text:p/>
        </draw:connector>
        <draw:custom-shape draw:style-name="gr2" draw:text-style-name="P1" xml:id="id10" draw:id="id10" draw:layer="layout" svg:width="4.5cm" svg:height="1.5cm" svg:x="9.1cm" svg:y="12.2cm">
          <text:p text:style-name="P1">Generación </text:p>
          <text:p text:style-name="P1">dx,dy,dz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4.5cm" svg:height="1.5cm" svg:x="9.1cm" svg:y="14.9cm">
          <text:p text:style-name="P1">Cálculos </text:p>
          <text:p text:style-name="P1">Estadístic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1.35cm" svg:y1="10.8cm" svg:x2="11.35cm" svg:y2="12.2cm" draw:start-shape="id5" draw:start-glue-point="6" draw:end-shape="id10" draw:end-glue-point="4" svg:d="M11350 10800v1400" svg:viewBox="0 0 1 1401">
          <text:p/>
        </draw:connector>
        <draw:connector draw:style-name="gr1" draw:text-style-name="P1" draw:layer="layout" svg:x1="11.35cm" svg:y1="13.7cm" svg:x2="11.35cm" svg:y2="14.9cm" draw:start-shape="id10" draw:start-glue-point="6" draw:end-shape="id11" draw:end-glue-point="4" svg:d="M11350 13700v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pleado </meta:initial-creator>
    <meta:creation-date>2014-04-18T21:00:06.375807704</meta:creation-date>
    <dc:date>2014-04-18T21:32:23.620527572</dc:date>
    <dc:creator>empleado </dc:creator>
    <meta:editing-duration>PT34S</meta:editing-duration>
    <meta:editing-cycles>1</meta:editing-cycles>
    <meta:document-statistic meta:object-count="21"/>
    <meta:generator>LibreOffice/4.2.3.2$Linux_X86_64 LibreOffice_project/5b49ae607df7cb5a837397b40c7dba9b437980e9</meta:generator>
  </office:meta>
</office:document-meta>
</file>